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fo:min-height="1.33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39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81cm" svg:stroke-color="#7b3d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dash" draw:stroke-dash="Long_20_Dash_20__28_Rounded_29_" svg:stroke-linecap="round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fill-color="#964b00" draw:textarea-horizontal-align="justify" draw:textarea-vertical-align="middle" draw:auto-grow-height="false" fo:min-height="1.337cm" fo:min-width="0.13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12" style:family="graphic" style:parent-style-name="standard">
      <style:graphic-properties draw:fill-color="#ffffff" draw:opacity="0%" draw:textarea-horizontal-align="justify" draw:textarea-vertical-align="middle" draw:auto-grow-height="false" fo:min-height="2.29cm" fo:min-width="4.262cm" loext:decorative="false"/>
    </style:style>
    <style:style style:name="gr13" style:family="graphic" style:parent-style-name="standard">
      <style:graphic-properties draw:fill-color="#43c330" draw:textarea-horizontal-align="justify" draw:textarea-vertical-align="middle" draw:auto-grow-height="false" fo:min-height="0.182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912cm" loext:decorative="false"/>
      <style:paragraph-properties style:writing-mode="lr-tb"/>
    </style:style>
    <style:style style:name="gr15" style:family="graphic" style:parent-style-name="standard">
      <style:graphic-properties draw:fill-color="#43c33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textarea-vertical-align="middle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28" style:family="graphic" style:parent-style-name="standard">
      <style:graphic-properties draw:fill-color="#964b00" draw:textarea-horizontal-align="justify" draw:textarea-vertical-align="middle" draw:auto-grow-height="false" fo:min-height="1.335cm" fo:min-width="0.13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33" style:family="graphic" style:parent-style-name="standard">
      <style:graphic-properties draw:fill-color="#964b00" draw:textarea-horizontal-align="justify" draw:textarea-vertical-align="middle" draw:auto-grow-height="false" fo:min-height="1.819cm" fo:min-width="0.146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97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964b00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43c33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walls" svg:x1="2.905cm" svg:y1="4.81cm" svg:x2="2.905cm" svg:y2="17.192cm">
          <text:p/>
        </draw:line>
        <draw:line draw:style-name="gr1" draw:text-style-name="P1" draw:layer="walls" svg:x1="7.667cm" svg:y1="17.192cm" svg:x2="2.905cm" svg:y2="17.192cm">
          <text:p/>
        </draw:line>
        <draw:line draw:style-name="gr1" draw:text-style-name="P1" draw:layer="walls" svg:x1="18.462cm" svg:y1="4.81cm" svg:x2="18.462cm" svg:y2="17.192cm">
          <text:p/>
        </draw:line>
        <draw:line draw:style-name="gr1" draw:text-style-name="P1" draw:layer="walls" svg:x1="18.462cm" svg:y1="4.81cm" svg:x2="2.905cm" svg:y2="4.81cm">
          <text:p/>
        </draw:line>
        <draw:frame draw:style-name="gr2" draw:text-style-name="P2" draw:layer="walls" svg:width="5.715cm" svg:height="1.588cm" svg:x="8.62cm" svg:y="23.224cm">
          <draw:text-box>
            <text:p>Library Entrance</text:p>
          </draw:text-box>
        </draw:frame>
        <draw:custom-shape draw:style-name="gr3" draw:text-style-name="P3" draw:layer="walls" svg:width="0.317cm" svg:height="1.587cm" draw:transform="skewX (-0.015707963267949) rotate (-0.0157079632679491) translate (10.825cm 24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1" draw:text-style-name="P1" draw:layer="walls" svg:x1="18.462cm" svg:y1="17.192cm" svg:x2="13.7cm" svg:y2="17.192cm">
          <text:p/>
        </draw:line>
        <draw:line draw:style-name="gr1" draw:text-style-name="P1" draw:layer="walls" svg:x1="13.7cm" svg:y1="15.922cm" svg:x2="7.667cm" svg:y2="15.922cm">
          <text:p/>
        </draw:line>
        <draw:line draw:style-name="gr1" draw:text-style-name="P1" draw:layer="walls" svg:x1="13.7cm" svg:y1="17.192cm" svg:x2="13.7cm" svg:y2="15.922cm">
          <text:p/>
        </draw:line>
        <draw:line draw:style-name="gr1" draw:text-style-name="P1" draw:layer="walls" svg:x1="7.667cm" svg:y1="17.192cm" svg:x2="7.667cm" svg:y2="15.922cm">
          <text:p/>
        </draw:line>
        <draw:frame draw:style-name="gr4" draw:text-style-name="P2" draw:layer="walls" svg:width="5.08cm" svg:height="0.962cm" svg:x="8.62cm" svg:y="16.23cm">
          <draw:text-box>
            <text:p>Art Sculpture</text:p>
          </draw:text-box>
        </draw:frame>
        <draw:g draw:style-name="gr5">
          <draw:line draw:style-name="gr1" draw:text-style-name="P1" draw:layer="walls" svg:x1="2.905cm" svg:y1="7.985cm" svg:x2="3.54cm" svg:y2="7.985cm">
            <text:p/>
          </draw:line>
          <draw:line draw:style-name="gr1" draw:text-style-name="P1" draw:layer="walls" svg:x1="2.905cm" svg:y1="8.302cm" svg:x2="3.54cm" svg:y2="8.302cm">
            <text:p/>
          </draw:line>
          <draw:line draw:style-name="gr1" draw:text-style-name="P1" draw:layer="walls" svg:x1="3.54cm" svg:y1="7.985cm" svg:x2="3.54cm" svg:y2="8.302cm">
            <text:p/>
          </draw:line>
        </draw:g>
        <draw:g draw:style-name="gr5">
          <draw:line draw:style-name="gr1" draw:text-style-name="P1" draw:layer="walls" svg:x1="2.905cm" svg:y1="13.065cm" svg:x2="3.54cm" svg:y2="13.065cm">
            <text:p/>
          </draw:line>
          <draw:line draw:style-name="gr1" draw:text-style-name="P1" draw:layer="walls" svg:x1="2.905cm" svg:y1="13.382cm" svg:x2="3.54cm" svg:y2="13.382cm">
            <text:p/>
          </draw:line>
          <draw:line draw:style-name="gr1" draw:text-style-name="P1" draw:layer="walls" svg:x1="3.54cm" svg:y1="13.065cm" svg:x2="3.54cm" svg:y2="13.382cm">
            <text:p/>
          </draw:line>
        </draw:g>
        <draw:g draw:style-name="gr5">
          <draw:line draw:style-name="gr1" draw:text-style-name="P1" draw:layer="walls" svg:x1="18.461cm" svg:y1="13.382cm" svg:x2="17.848cm" svg:y2="13.382cm">
            <text:p/>
          </draw:line>
          <draw:line draw:style-name="gr1" draw:text-style-name="P1" draw:layer="walls" svg:x1="18.461cm" svg:y1="13.065cm" svg:x2="17.848cm" svg:y2="13.065cm">
            <text:p/>
          </draw:line>
          <draw:line draw:style-name="gr1" draw:text-style-name="P1" draw:layer="walls" svg:x1="17.848cm" svg:y1="13.382cm" svg:x2="17.848cm" svg:y2="13.065cm">
            <text:p/>
          </draw:line>
        </draw:g>
        <draw:g draw:style-name="gr5">
          <draw:line draw:style-name="gr1" draw:text-style-name="P1" draw:layer="walls" svg:x1="18.462cm" svg:y1="8.183cm" svg:x2="17.849cm" svg:y2="8.183cm">
            <text:p/>
          </draw:line>
          <draw:line draw:style-name="gr1" draw:text-style-name="P1" draw:layer="walls" svg:x1="18.462cm" svg:y1="7.866cm" svg:x2="17.849cm" svg:y2="7.866cm">
            <text:p/>
          </draw:line>
          <draw:line draw:style-name="gr1" draw:text-style-name="P1" draw:layer="walls" svg:x1="17.849cm" svg:y1="8.183cm" svg:x2="17.849cm" svg:y2="7.866cm">
            <text:p/>
          </draw:line>
        </draw:g>
        <draw:g draw:style-name="gr5">
          <draw:line draw:style-name="gr6" draw:text-style-name="P1" draw:layer="doors" svg:x1="3.857cm" svg:y1="17.192cm" svg:x2="5.127cm" svg:y2="17.192cm">
            <text:p/>
          </draw:line>
          <draw:line draw:style-name="gr6" draw:text-style-name="P1" draw:layer="doors" svg:x1="3.851cm" svg:y1="17.194cm" svg:x2="3.511cm" svg:y2="15.982cm">
            <text:p/>
          </draw:line>
          <draw:ellipse draw:style-name="gr7" draw:text-style-name="P3" draw:layer="doors" svg:width="2.721cm" svg:height="2.453cm" svg:x="2.406cm" svg:y="15.952cm" draw:kind="arc" draw:start-angle="359.35" draw:end-angle="99.58">
            <text:p/>
          </draw:ellipse>
        </draw:g>
        <draw:g draw:style-name="gr5">
          <draw:line draw:style-name="gr6" draw:text-style-name="P1" draw:layer="doors" svg:x1="17.081cm" svg:y1="17.16cm" svg:x2="15.811cm" svg:y2="17.16cm">
            <text:p/>
          </draw:line>
          <draw:line draw:style-name="gr6" draw:text-style-name="P1" draw:layer="doors" svg:x1="17.087cm" svg:y1="17.162cm" svg:x2="17.427cm" svg:y2="15.939cm">
            <text:p/>
          </draw:line>
          <draw:ellipse draw:style-name="gr7" draw:text-style-name="P3" draw:layer="doors" svg:width="2.721cm" svg:height="2.475cm" svg:x="15.811cm" svg:y="15.909cm" draw:kind="arc" draw:start-angle="80.42" draw:end-angle="180.65">
            <text:p/>
          </draw:ellipse>
        </draw:g>
        <draw:frame draw:style-name="gr8" draw:text-style-name="P4" draw:layer="doors" svg:width="1.27cm" svg:height="0.645cm" svg:x="3.857cm" svg:y="17.192cm">
          <draw:text-box>
            <text:p><text:span text:style-name="T1">Door</text:span></text:p>
          </draw:text-box>
        </draw:frame>
        <draw:frame draw:style-name="gr8" draw:text-style-name="P4" draw:layer="doors" svg:width="1.27cm" svg:height="0.645cm" svg:x="15.857cm" svg:y="17.193cm">
          <draw:text-box>
            <text:p><text:span text:style-name="T1">Door</text:span></text:p>
          </draw:text-box>
        </draw:frame>
        <draw:g draw:style-name="gr9">
          <draw:custom-shape draw:style-name="gr10" draw:text-style-name="P5" draw:layer="Tables" svg:width="0.635cm" svg:height="1.587cm" svg:x="4.175cm" svg:y="8.2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Tables" svg:width="1.512cm" svg:height="0.692cm" draw:transform="rotate (1.5707963267949) translate (4.219cm 9.624cm)">
            <draw:text-box>
              <text:p text:style-name="P6"><text:span text:style-name="T2">table</text:span></text:p>
            </draw:text-box>
          </draw:frame>
        </draw:g>
        <draw:custom-shape draw:style-name="gr12" draw:text-style-name="P8" draw:layer="Tables" svg:width="4.762cm" svg:height="2.54cm" svg:x="15.605cm" svg:y="21.5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Tables" svg:width="0.432cm" svg:height="0.432cm" svg:x="19.615cm" svg:y="21.95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Tables" svg:width="4.127cm" svg:height="1.162cm" svg:x="15.605cm" svg:y="21.737cm">
          <draw:text-box>
            <text:p>power outlet</text:p>
          </draw:text-box>
        </draw:frame>
        <draw:custom-shape draw:style-name="gr15" draw:text-style-name="P9" draw:layer="Tables" svg:width="0.127cm" svg:height="0.102cm" svg:x="2.905cm" svg:y="14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127cm" svg:height="0.102cm" svg:x="2.906cm" svg:y="10.4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127cm" svg:height="0.102cm" svg:x="2.907cm" svg:y="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15.73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18.348cm" svg:y="10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18.349cm" svg:y="10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18.35cm" svg:y="14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7.35cm" svg:y1="2.905cm" svg:x2="7.35cm" svg:y2="4.81cm">
          <text:p/>
        </draw:line>
        <draw:line draw:style-name="gr16" draw:text-style-name="P3" draw:layer="layout" svg:x1="15.097cm" svg:y1="2.905cm" svg:x2="15.097cm" svg:y2="4.81cm">
          <text:p/>
        </draw:line>
        <draw:line draw:style-name="gr16" draw:text-style-name="P3" draw:layer="layout" svg:x1="7.35cm" svg:y1="2.905cm" svg:x2="15.097cm" svg:y2="2.905cm">
          <text:p/>
        </draw:line>
        <draw:custom-shape draw:style-name="gr15" draw:text-style-name="P9" draw:layer="layout" svg:width="0.127cm" svg:height="0.102cm" svg:x="14.538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oweroutlets" svg:width="0.127cm" svg:height="0.102cm" svg:x="11.79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9.25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127cm" svg:height="0.102cm" svg:x="5.57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oweroutlets" svg:width="0.127cm" svg:height="0.114cm" svg:x="14.843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oweroutlets" svg:width="0.127cm" svg:height="0.114cm" svg:x="5.953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6" draw:text-style-name="P1" draw:layer="doors" svg:x1="9.148cm" svg:y1="4.808cm" svg:x2="7.878cm" svg:y2="4.808cm">
            <text:p/>
          </draw:line>
          <draw:line draw:style-name="gr6" draw:text-style-name="P1" draw:layer="doors" svg:x1="9.154cm" svg:y1="4.81cm" svg:x2="9.494cm" svg:y2="3.587cm">
            <text:p/>
          </draw:line>
          <draw:ellipse draw:style-name="gr7" draw:text-style-name="P3" draw:layer="doors" svg:width="2.721cm" svg:height="2.475cm" svg:x="7.878cm" svg:y="3.557cm" draw:kind="arc" draw:start-angle="80.42" draw:end-angle="180.65">
            <text:p/>
          </draw:ellipse>
        </draw:g>
        <draw:g draw:style-name="gr5">
          <draw:line draw:style-name="gr6" draw:text-style-name="P1" draw:layer="doors" svg:x1="12.747cm" svg:y1="4.78cm" svg:x2="14.017cm" svg:y2="4.78cm">
            <text:p/>
          </draw:line>
          <draw:line draw:style-name="gr6" draw:text-style-name="P1" draw:layer="doors" svg:x1="12.741cm" svg:y1="4.782cm" svg:x2="12.401cm" svg:y2="3.57cm">
            <text:p/>
          </draw:line>
          <draw:ellipse draw:style-name="gr7" draw:text-style-name="P3" draw:layer="doors" svg:width="2.721cm" svg:height="2.453cm" svg:x="11.296cm" svg:y="3.54cm" draw:kind="arc" draw:start-angle="359.35" draw:end-angle="99.58">
            <text:p/>
          </draw:ellipse>
        </draw:g>
        <draw:g draw:style-name="gr5">
          <draw:line draw:style-name="gr6" draw:text-style-name="P1" draw:layer="doors" svg:x1="18.116cm" svg:y1="4.791cm" svg:x2="16.846cm" svg:y2="4.791cm">
            <text:p/>
          </draw:line>
          <draw:line draw:style-name="gr6" draw:text-style-name="P1" draw:layer="doors" svg:x1="18.122cm" svg:y1="4.793cm" svg:x2="18.462cm" svg:y2="3.57cm">
            <text:p/>
          </draw:line>
          <draw:ellipse draw:style-name="gr7" draw:text-style-name="P3" draw:layer="doors" svg:width="2.721cm" svg:height="2.475cm" svg:x="16.846cm" svg:y="3.54cm" draw:kind="arc" draw:start-angle="80.42" draw:end-angle="180.65">
            <text:p/>
          </draw:ellipse>
        </draw:g>
        <draw:g draw:style-name="gr5">
          <draw:line draw:style-name="gr6" draw:text-style-name="P1" draw:layer="doors" svg:x1="3.54cm" svg:y1="4.808cm" svg:x2="4.81cm" svg:y2="4.808cm">
            <text:p/>
          </draw:line>
          <draw:line draw:style-name="gr6" draw:text-style-name="P1" draw:layer="doors" svg:x1="3.534cm" svg:y1="4.81cm" svg:x2="3.194cm" svg:y2="3.598cm">
            <text:p/>
          </draw:line>
          <draw:ellipse draw:style-name="gr7" draw:text-style-name="P3" draw:layer="doors" svg:width="2.721cm" svg:height="2.453cm" svg:x="2.089cm" svg:y="3.568cm" draw:kind="arc" draw:start-angle="359.35" draw:end-angle="99.58">
            <text:p/>
          </draw:ellipse>
        </draw:g>
        <draw:g draw:style-name="gr9">
          <draw:custom-shape draw:style-name="gr10" draw:text-style-name="P5" draw:layer="Tables" svg:width="0.635cm" svg:height="1.587cm" svg:x="17.726cm" svg:y="5.76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7" draw:layer="Tables" svg:width="1.512cm" svg:height="0.692cm" draw:transform="rotate (1.5707963267949) translate (17.77cm 7.157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15.3cm" svg:y="8.23cm">
            <text:p text:style-name="P3"/>
            <draw:enhanced-geometry svg:viewBox="0 0 21600 21600" draw:type="rectangle" draw:enhanced-path="M 0 0 L 21600 0 21600 21600 0 21600 0 0 Z N"/>
          </draw:custom-shape>
          <draw:frame draw:style-name="gr18" draw:text-style-name="P7" draw:layer="Tables" svg:width="1.512cm" svg:height="0.692cm" draw:transform="rotate (1.5707963267949) translate (15.344cm 9.624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14.589cm" svg:y="9.881cm">
            <text:p text:style-name="P3"/>
            <draw:enhanced-geometry svg:viewBox="0 0 21600 21600" draw:type="rectangle" draw:enhanced-path="M 0 0 L 21600 0 21600 21600 0 21600 0 0 Z N"/>
          </draw:custom-shape>
          <draw:frame draw:style-name="gr19" draw:text-style-name="P7" draw:layer="Tables" svg:width="1.512cm" svg:height="0.692cm" draw:transform="rotate (1.5707963267949) translate (14.633cm 11.275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15.3cm" svg:y="9.881cm">
            <text:p text:style-name="P3"/>
            <draw:enhanced-geometry svg:viewBox="0 0 21600 21600" draw:type="rectangle" draw:enhanced-path="M 0 0 L 21600 0 21600 21600 0 21600 0 0 Z N"/>
          </draw:custom-shape>
          <draw:frame draw:style-name="gr20" draw:text-style-name="P7" draw:layer="Tables" svg:width="1.512cm" svg:height="0.692cm" draw:transform="rotate (1.5707963267949) translate (15.344cm 11.275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14.589cm" svg:y="8.23cm">
            <text:p text:style-name="P3"/>
            <draw:enhanced-geometry svg:viewBox="0 0 21600 21600" draw:type="rectangle" draw:enhanced-path="M 0 0 L 21600 0 21600 21600 0 21600 0 0 Z N"/>
          </draw:custom-shape>
          <draw:frame draw:style-name="gr21" draw:text-style-name="P7" draw:layer="Tables" svg:width="1.512cm" svg:height="0.692cm" draw:transform="rotate (1.5707963267949) translate (14.633cm 9.624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14.589cm" svg:y="11.532cm">
            <text:p text:style-name="P3"/>
            <draw:enhanced-geometry svg:viewBox="0 0 21600 21600" draw:type="rectangle" draw:enhanced-path="M 0 0 L 21600 0 21600 21600 0 21600 0 0 Z N"/>
          </draw:custom-shape>
          <draw:frame draw:style-name="gr22" draw:text-style-name="P7" draw:layer="Tables" svg:width="1.512cm" svg:height="0.692cm" draw:transform="rotate (1.5707963267949) translate (14.633cm 12.926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15.3cm" svg:y="11.53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7" draw:layer="Tables" svg:width="1.512cm" svg:height="0.692cm" draw:transform="rotate (1.5707963267949) translate (15.344cm 12.926cm)">
            <draw:text-box>
              <text:p text:style-name="P10">table</text:p>
            </draw:text-box>
          </draw:frame>
        </draw:g>
        <draw:g draw:style-name="gr9">
          <draw:custom-shape draw:style-name="gr10" draw:text-style-name="P5" draw:layer="Tables" svg:width="0.635cm" svg:height="1.587cm" svg:x="4.175cm" svg:y="9.88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7" draw:layer="Tables" svg:width="1.512cm" svg:height="0.692cm" draw:transform="rotate (1.5707963267949) translate (4.219cm 11.275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4.175cm" svg:y="11.53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7" draw:layer="Tables" svg:width="1.512cm" svg:height="0.692cm" draw:transform="rotate (1.5707963267949) translate (4.219cm 12.926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6.715cm" svg:y="9.881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Tables" svg:width="1.512cm" svg:height="0.692cm" draw:transform="rotate (1.5707963267949) translate (6.759cm 11.275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6.715cm" svg:y="8.23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7" draw:layer="Tables" svg:width="1.512cm" svg:height="0.692cm" draw:transform="rotate (1.5707963267949) translate (6.759cm 9.624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28" draw:text-style-name="P5" draw:layer="Tables" svg:width="0.635cm" svg:height="1.585cm" svg:x="7.401cm" svg:y="9.8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7" draw:layer="Tables" svg:width="1.509cm" svg:height="0.692cm" draw:transform="rotate (1.5707963267949) translate (7.445cm 11.272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7.401cm" svg:y="8.23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7" draw:layer="Tables" svg:width="1.512cm" svg:height="0.692cm" draw:transform="rotate (1.5707963267949) translate (7.445cm 9.624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6.715cm" svg:y="11.53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7" draw:layer="Tables" svg:width="1.512cm" svg:height="0.692cm" draw:transform="rotate (1.5707963267949) translate (6.759cm 12.926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10" draw:text-style-name="P5" draw:layer="Tables" svg:width="0.635cm" svg:height="1.587cm" svg:x="7.401cm" svg:y="11.53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7" draw:layer="Tables" svg:width="1.512cm" svg:height="0.692cm" draw:transform="rotate (1.5707963267949) translate (7.445cm 12.926cm)">
            <draw:text-box>
              <text:p text:style-name="P6"><text:span text:style-name="T2">table</text:span></text:p>
            </draw:text-box>
          </draw:frame>
        </draw:g>
        <draw:g draw:style-name="gr9">
          <draw:custom-shape draw:style-name="gr33" draw:text-style-name="P5" draw:layer="Tables" svg:width="0.646cm" svg:height="2.069cm" svg:x="10.525cm" svg:y="9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7" draw:layer="Tables" svg:width="1.972cm" svg:height="1.225cm" draw:transform="rotate (1.5707963267949) translate (10.57cm 11.544cm)">
            <draw:text-box>
              <text:p text:style-name="P10">Projector</text:p>
              <text:p text:style-name="P10"/>
            </draw:text-box>
          </draw:frame>
        </draw:g>
        <draw:g draw:style-name="gr9">
          <draw:custom-shape draw:style-name="gr10" draw:text-style-name="P5" draw:layer="Tables" svg:width="0.635cm" svg:height="1.587cm" draw:transform="rotate (-1.5707963267949) translate (11.096cm 2.905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7" draw:layer="Tables" svg:width="1.512cm" svg:height="0.692cm" svg:x="9.702cm" svg:y="2.949cm">
            <draw:text-box>
              <text:p text:style-name="P10">table</text:p>
            </draw:text-box>
          </draw:frame>
        </draw:g>
        <draw:frame draw:style-name="gr36" draw:text-style-name="P11" draw:layer="Tables" svg:width="2.54cm" svg:height="2.147cm" svg:x="18.348cm" svg:y="4.683cm">
          <draw:text-box>
            <text:p><text:span text:style-name="T3">Projector</text:span></text:p>
            <text:p><text:span text:style-name="T3">Computer</text:span></text:p>
            <text:p><text:span text:style-name="T3">Do not use outlet</text:span></text:p>
          </draw:text-box>
        </draw:frame>
        <draw:frame draw:style-name="gr37" draw:text-style-name="P2" draw:layer="Tables" svg:width="2.62cm" svg:height="0.962cm" svg:x="9.572cm" svg:y="3.857cm">
          <draw:text-box>
            <text:p>Kitch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protected="true"/>
      <draw:layer draw:name="measurelines" draw:protected="true"/>
      <draw:layer draw:name="doors" draw:protected="true"/>
      <draw:layer draw:name="poweroutlets" draw:protected="true"/>
      <draw:layer draw:name="Tables" draw:protected="true"/>
      <draw:layer draw:name="walls" draw:protected="true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4T15:04:16.387773773</meta:creation-date>
    <dc:date>2026-03-10T01:03:41.268503500</dc:date>
    <meta:editing-duration>PT6H48M44S</meta:editing-duration>
    <meta:editing-cycles>18</meta:editing-cycles>
    <meta:generator>LibreOffice/25.8.4.2$Windows_X86_64 LibreOffice_project/290daaa01b999472f0c7a3890eb6a550fd74c6df</meta:generator>
    <dc:creator>Rajesh and Brandi</dc:creator>
    <meta:document-statistic meta:object-count="128"/>
  </office:meta>
</office:document-meta>
</file>